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7cm" draw:marker-end-width="0.27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16cm" svg:height="0.161cm" svg:x="0.175cm" svg:y="0.03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09cm" svg:y1="0.27cm" svg:x2="0.09cm" svg:y2="0.271cm">
          <text:p/>
        </draw:line>
        <draw:line draw:style-name="gr2" draw:text-style-name="P1" draw:layer="layout" svg:x1="0.255cm" svg:y1="0.18cm" svg:x2="0.255cm" svg:y2="0.284cm">
          <text:p/>
        </draw:line>
        <draw:line draw:style-name="gr2" draw:text-style-name="P1" draw:layer="layout" svg:x1="0.111cm" svg:y1="0.258cm" svg:x2="0.111cm" svg:y2="0.362cm">
          <text:p/>
        </draw:line>
        <draw:line draw:style-name="gr2" draw:text-style-name="P1" draw:layer="layout" svg:x1="0.389cm" svg:y1="0.258cm" svg:x2="0.389cm" svg:y2="0.362cm">
          <text:p/>
        </draw:line>
        <draw:custom-shape draw:style-name="gr3" draw:text-style-name="P2" draw:layer="layout" svg:width="0.196cm" svg:height="0.136cm" svg:x="0.016cm" svg:y="0.343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0.196cm" svg:height="0.136cm" svg:x="0.287cm" svg:y="0.343cm">
          <text:p/>
          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5T10:07:11.741992277</dc:date>
    <dc:creator>Engelbert Niehaus</dc:creator>
    <meta:editing-duration>PT14M9S</meta:editing-duration>
    <meta:editing-cycles>6</meta:editing-cycles>
    <meta:generator>LibreOffice/7.0.4.2$Linux_X86_64 LibreOffice_project/00$Build-2</meta:generator>
    <meta:document-statistic meta:object-count="7"/>
  </office:meta>
</office:document-meta>
</file>